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8.14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0.416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UETA" table:style-name="ta1">
        <table:shapes>
          <draw:frame draw:z-index="0" draw:style-name="gr1" draw:text-style-name="P1" svg:width="30.882cm" svg:height="16.162cm" svg:x="25.924cm" svg:y="0.4cm">
            <draw:object draw:notify-on-update-of-ranges="HUETA.D2:HUETA.D13 HUETA.C2:HUETA.C2 HUETA.E2:HUETA.E13 HUETA.C15:HUETA.C15 HUETA.E14:HUETA.E25 HUETA.C26:HUETA.C26 HUETA.E26:HUETA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768cm" svg:height="16.204cm" svg:x="25.872cm" svg:y="16.801cm">
            <draw:object draw:notify-on-update-of-ranges="HUETA.D2:HUETA.D13 HUETA.C2:HUETA.C2 HUETA.E38:HUETA.E49 HUETA.C15:HUETA.C15 HUETA.E50:HUETA.E61 HUETA.C26:HUETA.C26 HUETA.E62:HUETA.E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882cm" svg:height="16.162cm" svg:x="57.557cm" svg:y="0.377cm">
            <draw:object draw:notify-on-update-of-ranges="HUETA.D2:HUETA.D13 HUETA.C2:HUETA.C2 HUETA.G2:HUETA.G13 HUETA.C15:HUETA.C15 HUETA.G14:HUETA.G25 HUETA.C26:HUETA.C26 HUETA.G26:HUETA.G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768cm" svg:height="16.204cm" svg:x="57.505cm" svg:y="16.778cm">
            <draw:object draw:notify-on-update-of-ranges="HUETA.D2:HUETA.D13 HUETA.C2:HUETA.C2 HUETA.G38:HUETA.G49 HUETA.C15:HUETA.C15 HUETA.G50:HUETA.G61 HUETA.C26:HUETA.C26 HUETA.G62:HUETA.G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Search Strategy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Ns Semi-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2" calcext:value-type="float">
            <text:p>2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LN([.E2])" office:value-type="float" office:value="8.36240897761537" calcext:value-type="float">
            <text:p>8,36240897761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4" calcext:value-type="float">
            <text:p>4</text:p>
          </table:table-cell>
          <table:table-cell office:value-type="float" office:value="6864" calcext:value-type="float">
            <text:p>6864</text:p>
          </table:table-cell>
          <table:table-cell/>
          <table:table-cell table:formula="of:=LN([.E3])" office:value-type="float" office:value="8.8340456411678" calcext:value-type="float">
            <text:p>8,8340456411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8" calcext:value-type="float">
            <text:p>8</text:p>
          </table:table-cell>
          <table:table-cell office:value-type="float" office:value="8303" calcext:value-type="float">
            <text:p>8303</text:p>
          </table:table-cell>
          <table:table-cell/>
          <table:table-cell table:formula="of:=LN([.E4])" office:value-type="float" office:value="9.02437217426203" calcext:value-type="float">
            <text:p>9,02437217426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16" calcext:value-type="float">
            <text:p>16</text:p>
          </table:table-cell>
          <table:table-cell office:value-type="float" office:value="8101" calcext:value-type="float">
            <text:p>8101</text:p>
          </table:table-cell>
          <table:table-cell/>
          <table:table-cell table:formula="of:=LN([.E5])" office:value-type="float" office:value="8.99974278983049" calcext:value-type="float">
            <text:p>8,99974278983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32" calcext:value-type="float">
            <text:p>32</text:p>
          </table:table-cell>
          <table:table-cell office:value-type="float" office:value="9136" calcext:value-type="float">
            <text:p>9136</text:p>
          </table:table-cell>
          <table:table-cell/>
          <table:table-cell table:formula="of:=LN([.E6])" office:value-type="float" office:value="9.11997793189579" calcext:value-type="float">
            <text:p>9,11997793189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128" calcext:value-type="float">
            <text:p>128</text:p>
          </table:table-cell>
          <table:table-cell office:value-type="float" office:value="21035" calcext:value-type="float">
            <text:p>21035</text:p>
          </table:table-cell>
          <table:table-cell/>
          <table:table-cell table:formula="of:=LN([.E7])" office:value-type="float" office:value="9.95394299602462" calcext:value-type="float">
            <text:p>9,95394299602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256" calcext:value-type="float">
            <text:p>256</text:p>
          </table:table-cell>
          <table:table-cell office:value-type="float" office:value="18717" calcext:value-type="float">
            <text:p>18717</text:p>
          </table:table-cell>
          <table:table-cell/>
          <table:table-cell table:formula="of:=LN([.E8])" office:value-type="float" office:value="9.8371874807789" calcext:value-type="float">
            <text:p>9,8371874807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512" calcext:value-type="float">
            <text:p>512</text:p>
          </table:table-cell>
          <table:table-cell office:value-type="float" office:value="24002" calcext:value-type="float">
            <text:p>24002</text:p>
          </table:table-cell>
          <table:table-cell/>
          <table:table-cell table:formula="of:=LN([.E9])" office:value-type="float" office:value="10.0858924391914" calcext:value-type="float">
            <text:p>10,0858924391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1024" calcext:value-type="float">
            <text:p>1024</text:p>
          </table:table-cell>
          <table:table-cell office:value-type="float" office:value="68340" calcext:value-type="float">
            <text:p>68340</text:p>
          </table:table-cell>
          <table:table-cell/>
          <table:table-cell table:formula="of:=LN([.E10])" office:value-type="float" office:value="11.1322505256693" calcext:value-type="float">
            <text:p>11,1322505256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2048" calcext:value-type="float">
            <text:p>2048</text:p>
          </table:table-cell>
          <table:table-cell office:value-type="float" office:value="121188" calcext:value-type="float">
            <text:p>121188</text:p>
          </table:table-cell>
          <table:table-cell/>
          <table:table-cell table:formula="of:=LN([.E11])" office:value-type="float" office:value="11.7050983378146" calcext:value-type="float">
            <text:p>11,7050983378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4096" calcext:value-type="float">
            <text:p>4096</text:p>
          </table:table-cell>
          <table:table-cell office:value-type="float" office:value="240997" calcext:value-type="float">
            <text:p>240997</text:p>
          </table:table-cell>
          <table:table-cell/>
          <table:table-cell table:formula="of:=LN([.E12])" office:value-type="float" office:value="12.3925397642625" calcext:value-type="float">
            <text:p>12,3925397642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Linear O(N+M)</text:p>
          </table:table-cell>
          <table:table-cell office:value-type="float" office:value="8192" calcext:value-type="float">
            <text:p>8192</text:p>
          </table:table-cell>
          <table:table-cell office:value-type="float" office:value="959454" calcext:value-type="float">
            <text:p>959454</text:p>
          </table:table-cell>
          <table:table-cell/>
          <table:table-cell table:formula="of:=LN([.E13])" office:value-type="float" office:value="13.7741196516444" calcext:value-type="float">
            <text:p>13,7741196516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LN([.E14])" office:value-type="float" office:value="5.07517381523383" calcext:value-type="float">
            <text:p>5,07517381523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LN([.E15])" office:value-type="float" office:value="5.4249500174814" calcext:value-type="float">
            <text:p>5,4249500174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N([.E16])" office:value-type="float" office:value="5.97888576490112" calcext:value-type="float">
            <text:p>5,97888576490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16" calcext:value-type="float">
            <text:p>16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LN([.E17])" office:value-type="float" office:value="6.7945865808765" calcext:value-type="float">
            <text:p>6,7945865808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32" calcext:value-type="float">
            <text:p>32</text:p>
          </table:table-cell>
          <table:table-cell office:value-type="float" office:value="1283" calcext:value-type="float">
            <text:p>1283</text:p>
          </table:table-cell>
          <table:table-cell/>
          <table:table-cell table:formula="of:=LN([.E18])" office:value-type="float" office:value="7.15695636461564" calcext:value-type="float">
            <text:p>7,15695636461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128" calcext:value-type="float">
            <text:p>128</text:p>
          </table:table-cell>
          <table:table-cell office:value-type="float" office:value="5689" calcext:value-type="float">
            <text:p>5689</text:p>
          </table:table-cell>
          <table:table-cell/>
          <table:table-cell table:formula="of:=LN([.E19])" office:value-type="float" office:value="8.64628976475065" calcext:value-type="float">
            <text:p>8,64628976475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256" calcext:value-type="float">
            <text:p>256</text:p>
          </table:table-cell>
          <table:table-cell office:value-type="float" office:value="19241" calcext:value-type="float">
            <text:p>19241</text:p>
          </table:table-cell>
          <table:table-cell/>
          <table:table-cell table:formula="of:=LN([.E20])" office:value-type="float" office:value="9.86479869792102" calcext:value-type="float">
            <text:p>9,86479869792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512" calcext:value-type="float">
            <text:p>512</text:p>
          </table:table-cell>
          <table:table-cell office:value-type="float" office:value="54137" calcext:value-type="float">
            <text:p>54137</text:p>
          </table:table-cell>
          <table:table-cell/>
          <table:table-cell table:formula="of:=LN([.E21])" office:value-type="float" office:value="10.8992731497379" calcext:value-type="float">
            <text:p>10,899273149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1024" calcext:value-type="float">
            <text:p>1024</text:p>
          </table:table-cell>
          <table:table-cell office:value-type="float" office:value="202732" calcext:value-type="float">
            <text:p>202732</text:p>
          </table:table-cell>
          <table:table-cell/>
          <table:table-cell table:formula="of:=LN([.E22])" office:value-type="float" office:value="12.2196401887517" calcext:value-type="float">
            <text:p>12,2196401887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2048" calcext:value-type="float">
            <text:p>2048</text:p>
          </table:table-cell>
          <table:table-cell office:value-type="float" office:value="1034033" calcext:value-type="float">
            <text:p>1034033</text:p>
          </table:table-cell>
          <table:table-cell/>
          <table:table-cell table:formula="of:=LN([.E23])" office:value-type="float" office:value="13.8489772484349" calcext:value-type="float">
            <text:p>13,8489772484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4096" calcext:value-type="float">
            <text:p>4096</text:p>
          </table:table-cell>
          <table:table-cell office:value-type="float" office:value="2427562" calcext:value-type="float">
            <text:p>2427562</text:p>
          </table:table-cell>
          <table:table-cell/>
          <table:table-cell table:formula="of:=LN([.E24])" office:value-type="float" office:value="14.7023980195012" calcext:value-type="float">
            <text:p>14,7023980195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8192" calcext:value-type="float">
            <text:p>8192</text:p>
          </table:table-cell>
          <table:table-cell office:value-type="float" office:value="4722714" calcext:value-type="float">
            <text:p>4722714</text:p>
          </table:table-cell>
          <table:table-cell/>
          <table:table-cell table:formula="of:=LN([.E25])" office:value-type="float" office:value="15.3678941923126" calcext:value-type="float">
            <text:p>15,3678941923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LN([.E26])" office:value-type="float" office:value="5.12989871492307" calcext:value-type="float">
            <text:p>5,12989871492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LN([.E27])" office:value-type="float" office:value="5.66296048013595" calcext:value-type="float">
            <text:p>5,6629604801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LN([.E28])" office:value-type="float" office:value="6.30627528694802" calcext:value-type="float">
            <text:p>6,3062752869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16" calcext:value-type="float">
            <text:p>16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LN([.E29])" office:value-type="float" office:value="6.86066367144829" calcext:value-type="float">
            <text:p>6,86066367144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32" calcext:value-type="float">
            <text:p>32</text:p>
          </table:table-cell>
          <table:table-cell office:value-type="float" office:value="2199" calcext:value-type="float">
            <text:p>2199</text:p>
          </table:table-cell>
          <table:table-cell/>
          <table:table-cell table:formula="of:=LN([.E30])" office:value-type="float" office:value="7.69575799055476" calcext:value-type="float">
            <text:p>7,69575799055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128" calcext:value-type="float">
            <text:p>128</text:p>
          </table:table-cell>
          <table:table-cell office:value-type="float" office:value="7910" calcext:value-type="float">
            <text:p>7910</text:p>
          </table:table-cell>
          <table:table-cell/>
          <table:table-cell table:formula="of:=LN([.E31])" office:value-type="float" office:value="8.9758830607617" calcext:value-type="float">
            <text:p>8,9758830607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256" calcext:value-type="float">
            <text:p>256</text:p>
          </table:table-cell>
          <table:table-cell office:value-type="float" office:value="23249" calcext:value-type="float">
            <text:p>23249</text:p>
          </table:table-cell>
          <table:table-cell/>
          <table:table-cell table:formula="of:=LN([.E32])" office:value-type="float" office:value="10.0540173993378" calcext:value-type="float">
            <text:p>10,0540173993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512" calcext:value-type="float">
            <text:p>512</text:p>
          </table:table-cell>
          <table:table-cell office:value-type="float" office:value="67414" calcext:value-type="float">
            <text:p>67414</text:p>
          </table:table-cell>
          <table:table-cell/>
          <table:table-cell table:formula="of:=LN([.E33])" office:value-type="float" office:value="11.1186079904641" calcext:value-type="float">
            <text:p>11,1186079904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1024" calcext:value-type="float">
            <text:p>1024</text:p>
          </table:table-cell>
          <table:table-cell office:value-type="float" office:value="372253" calcext:value-type="float">
            <text:p>372253</text:p>
          </table:table-cell>
          <table:table-cell/>
          <table:table-cell table:formula="of:=LN([.E34])" office:value-type="float" office:value="12.8273290096138" calcext:value-type="float">
            <text:p>12,8273290096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2048" calcext:value-type="float">
            <text:p>2048</text:p>
          </table:table-cell>
          <table:table-cell office:value-type="float" office:value="1442148" calcext:value-type="float">
            <text:p>1442148</text:p>
          </table:table-cell>
          <table:table-cell/>
          <table:table-cell table:formula="of:=LN([.E35])" office:value-type="float" office:value="14.1816442267892" calcext:value-type="float">
            <text:p>14,1816442267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4096" calcext:value-type="float">
            <text:p>4096</text:p>
          </table:table-cell>
          <table:table-cell office:value-type="float" office:value="2395459" calcext:value-type="float">
            <text:p>2395459</text:p>
          </table:table-cell>
          <table:table-cell/>
          <table:table-cell table:formula="of:=LN([.E36])" office:value-type="float" office:value="14.6890854197341" calcext:value-type="float">
            <text:p>14,6890854197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A</text:p>
          </table:table-cell>
          <table:table-cell office:value-type="string" calcext:value-type="string">
            <text:p>2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8192" calcext:value-type="float">
            <text:p>8192</text:p>
          </table:table-cell>
          <table:table-cell office:value-type="float" office:value="3065731" calcext:value-type="float">
            <text:p>3065731</text:p>
          </table:table-cell>
          <table:table-cell/>
          <table:table-cell table:formula="of:=LN([.E37])" office:value-type="float" office:value="14.9357965981004" calcext:value-type="float">
            <text:p>14,935796598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2" calcext:value-type="float">
            <text:p>2</text:p>
          </table:table-cell>
          <table:table-cell office:value-type="float" office:value="12124" calcext:value-type="float">
            <text:p>12124</text:p>
          </table:table-cell>
          <table:table-cell/>
          <table:table-cell table:formula="of:=LN([.E38])" office:value-type="float" office:value="9.40294223817769" calcext:value-type="float">
            <text:p>9,40294223817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4" calcext:value-type="float">
            <text:p>4</text:p>
          </table:table-cell>
          <table:table-cell office:value-type="float" office:value="7528" calcext:value-type="float">
            <text:p>7528</text:p>
          </table:table-cell>
          <table:table-cell/>
          <table:table-cell table:formula="of:=LN([.E39])" office:value-type="float" office:value="8.92638468126522" calcext:value-type="float">
            <text:p>8,9263846812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8" calcext:value-type="float">
            <text:p>8</text:p>
          </table:table-cell>
          <table:table-cell office:value-type="float" office:value="8153" calcext:value-type="float">
            <text:p>8153</text:p>
          </table:table-cell>
          <table:table-cell/>
          <table:table-cell table:formula="of:=LN([.E40])" office:value-type="float" office:value="9.00614123666291" calcext:value-type="float">
            <text:p>9,00614123666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16" calcext:value-type="float">
            <text:p>16</text:p>
          </table:table-cell>
          <table:table-cell office:value-type="float" office:value="12279" calcext:value-type="float">
            <text:p>12279</text:p>
          </table:table-cell>
          <table:table-cell/>
          <table:table-cell table:formula="of:=LN([.E41])" office:value-type="float" office:value="9.41564576516051" calcext:value-type="float">
            <text:p>9,41564576516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32" calcext:value-type="float">
            <text:p>32</text:p>
          </table:table-cell>
          <table:table-cell office:value-type="float" office:value="7868" calcext:value-type="float">
            <text:p>7868</text:p>
          </table:table-cell>
          <table:table-cell/>
          <table:table-cell table:formula="of:=LN([.E42])" office:value-type="float" office:value="8.97055917950895" calcext:value-type="float">
            <text:p>8,97055917950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128" calcext:value-type="float">
            <text:p>128</text:p>
          </table:table-cell>
          <table:table-cell office:value-type="float" office:value="8566" calcext:value-type="float">
            <text:p>8566</text:p>
          </table:table-cell>
          <table:table-cell/>
          <table:table-cell table:formula="of:=LN([.E43])" office:value-type="float" office:value="9.05555615817532" calcext:value-type="float">
            <text:p>9,05555615817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256" calcext:value-type="float">
            <text:p>256</text:p>
          </table:table-cell>
          <table:table-cell office:value-type="float" office:value="15214" calcext:value-type="float">
            <text:p>15214</text:p>
          </table:table-cell>
          <table:table-cell/>
          <table:table-cell table:formula="of:=LN([.E44])" office:value-type="float" office:value="9.62997133555725" calcext:value-type="float">
            <text:p>9,62997133555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512" calcext:value-type="float">
            <text:p>512</text:p>
          </table:table-cell>
          <table:table-cell office:value-type="float" office:value="23162" calcext:value-type="float">
            <text:p>23162</text:p>
          </table:table-cell>
          <table:table-cell/>
          <table:table-cell table:formula="of:=LN([.E45])" office:value-type="float" office:value="10.0502682837443" calcext:value-type="float">
            <text:p>10,0502682837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1024" calcext:value-type="float">
            <text:p>1024</text:p>
          </table:table-cell>
          <table:table-cell office:value-type="float" office:value="31537" calcext:value-type="float">
            <text:p>31537</text:p>
          </table:table-cell>
          <table:table-cell/>
          <table:table-cell table:formula="of:=LN([.E46])" office:value-type="float" office:value="10.3589167386817" calcext:value-type="float">
            <text:p>10,3589167386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2048" calcext:value-type="float">
            <text:p>2048</text:p>
          </table:table-cell>
          <table:table-cell office:value-type="float" office:value="71508" calcext:value-type="float">
            <text:p>71508</text:p>
          </table:table-cell>
          <table:table-cell/>
          <table:table-cell table:formula="of:=LN([.E47])" office:value-type="float" office:value="11.177564610535" calcext:value-type="float">
            <text:p>11,177564610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4096" calcext:value-type="float">
            <text:p>4096</text:p>
          </table:table-cell>
          <table:table-cell office:value-type="float" office:value="220016" calcext:value-type="float">
            <text:p>220016</text:p>
          </table:table-cell>
          <table:table-cell/>
          <table:table-cell table:formula="of:=LN([.E48])" office:value-type="float" office:value="12.3014555499627" calcext:value-type="float">
            <text:p>12,3014555499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Linear O(N+M)</text:p>
          </table:table-cell>
          <table:table-cell office:value-type="float" office:value="8192" calcext:value-type="float">
            <text:p>8192</text:p>
          </table:table-cell>
          <table:table-cell office:value-type="float" office:value="614772" calcext:value-type="float">
            <text:p>614772</text:p>
          </table:table-cell>
          <table:table-cell/>
          <table:table-cell table:formula="of:=LN([.E49])" office:value-type="float" office:value="13.3290067463434" calcext:value-type="float">
            <text:p>13,3290067463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LN([.E50])" office:value-type="float" office:value="4.72738781871234" calcext:value-type="float">
            <text:p>4,72738781871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LN([.E51])" office:value-type="float" office:value="4.76217393479776" calcext:value-type="float">
            <text:p>4,76217393479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LN([.E52])" office:value-type="float" office:value="5.29330482472449" calcext:value-type="float">
            <text:p>5,29330482472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16" calcext:value-type="float">
            <text:p>16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LN([.E53])" office:value-type="float" office:value="5.70044357339069" calcext:value-type="float">
            <text:p>5,70044357339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32" calcext:value-type="float">
            <text:p>32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LN([.E54])" office:value-type="float" office:value="6.19236248947487" calcext:value-type="float">
            <text:p>6,19236248947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128" calcext:value-type="float">
            <text:p>128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LN([.E55])" office:value-type="float" office:value="7.46737106691756" calcext:value-type="float">
            <text:p>7,46737106691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256" calcext:value-type="float">
            <text:p>256</text:p>
          </table:table-cell>
          <table:table-cell office:value-type="float" office:value="2718" calcext:value-type="float">
            <text:p>2718</text:p>
          </table:table-cell>
          <table:table-cell/>
          <table:table-cell table:formula="of:=LN([.E56])" office:value-type="float" office:value="7.90765159471109" calcext:value-type="float">
            <text:p>7,90765159471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512" calcext:value-type="float">
            <text:p>512</text:p>
          </table:table-cell>
          <table:table-cell office:value-type="float" office:value="9178" calcext:value-type="float">
            <text:p>9178</text:p>
          </table:table-cell>
          <table:table-cell/>
          <table:table-cell table:formula="of:=LN([.E57])" office:value-type="float" office:value="9.12456459495478" calcext:value-type="float">
            <text:p>9,12456459495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1024" calcext:value-type="float">
            <text:p>1024</text:p>
          </table:table-cell>
          <table:table-cell office:value-type="float" office:value="22726" calcext:value-type="float">
            <text:p>22726</text:p>
          </table:table-cell>
          <table:table-cell/>
          <table:table-cell table:formula="of:=LN([.E58])" office:value-type="float" office:value="10.031264922478" calcext:value-type="float">
            <text:p>10,031264922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2048" calcext:value-type="float">
            <text:p>2048</text:p>
          </table:table-cell>
          <table:table-cell office:value-type="float" office:value="77240" calcext:value-type="float">
            <text:p>77240</text:p>
          </table:table-cell>
          <table:table-cell/>
          <table:table-cell table:formula="of:=LN([.E59])" office:value-type="float" office:value="11.2546727365425" calcext:value-type="float">
            <text:p>11,2546727365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4096" calcext:value-type="float">
            <text:p>4096</text:p>
          </table:table-cell>
          <table:table-cell office:value-type="float" office:value="240954" calcext:value-type="float">
            <text:p>240954</text:p>
          </table:table-cell>
          <table:table-cell/>
          <table:table-cell table:formula="of:=LN([.E60])" office:value-type="float" office:value="12.3923613228852" calcext:value-type="float">
            <text:p>12,3923613228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Binary on rows O(M*log(N))</text:p>
          </table:table-cell>
          <table:table-cell office:value-type="float" office:value="8192" calcext:value-type="float">
            <text:p>8192</text:p>
          </table:table-cell>
          <table:table-cell office:value-type="float" office:value="993941" calcext:value-type="float">
            <text:p>993941</text:p>
          </table:table-cell>
          <table:table-cell/>
          <table:table-cell table:formula="of:=LN([.E61])" office:value-type="float" office:value="13.8094331277402" calcext:value-type="float">
            <text:p>13,8094331277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LN([.E62])" office:value-type="float" office:value="4.80402104473326" calcext:value-type="float">
            <text:p>4,80402104473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LN([.E63])" office:value-type="float" office:value="4.93447393313069" calcext:value-type="float">
            <text:p>4,9344739331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LN([.E64])" office:value-type="float" office:value="5.39816270151775" calcext:value-type="float">
            <text:p>5,39816270151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LN([.E65])" office:value-type="float" office:value="5.92157841964382" calcext:value-type="float">
            <text:p>5,92157841964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32" calcext:value-type="float">
            <text:p>32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LN([.E66])" office:value-type="float" office:value="7.02642680869964" calcext:value-type="float">
            <text:p>7,0264268086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128" calcext:value-type="float">
            <text:p>128</text:p>
          </table:table-cell>
          <table:table-cell office:value-type="float" office:value="1887" calcext:value-type="float">
            <text:p>1887</text:p>
          </table:table-cell>
          <table:table-cell/>
          <table:table-cell table:formula="of:=LN([.E67])" office:value-type="float" office:value="7.54274354536855" calcext:value-type="float">
            <text:p>7,54274354536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256" calcext:value-type="float">
            <text:p>256</text:p>
          </table:table-cell>
          <table:table-cell office:value-type="float" office:value="5683" calcext:value-type="float">
            <text:p>5683</text:p>
          </table:table-cell>
          <table:table-cell/>
          <table:table-cell table:formula="of:=LN([.E68])" office:value-type="float" office:value="8.64523454129712" calcext:value-type="float">
            <text:p>8,64523454129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512" calcext:value-type="float">
            <text:p>512</text:p>
          </table:table-cell>
          <table:table-cell office:value-type="float" office:value="10034" calcext:value-type="float">
            <text:p>10034</text:p>
          </table:table-cell>
          <table:table-cell/>
          <table:table-cell table:formula="of:=LN([.E69])" office:value-type="float" office:value="9.2137346050442" calcext:value-type="float">
            <text:p>9,2137346050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1024" calcext:value-type="float">
            <text:p>1024</text:p>
          </table:table-cell>
          <table:table-cell office:value-type="float" office:value="22703" calcext:value-type="float">
            <text:p>22703</text:p>
          </table:table-cell>
          <table:table-cell/>
          <table:table-cell table:formula="of:=LN([.E70])" office:value-type="float" office:value="10.0302523533276" calcext:value-type="float">
            <text:p>10,0302523533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2048" calcext:value-type="float">
            <text:p>2048</text:p>
          </table:table-cell>
          <table:table-cell office:value-type="float" office:value="73787" calcext:value-type="float">
            <text:p>73787</text:p>
          </table:table-cell>
          <table:table-cell/>
          <table:table-cell table:formula="of:=LN([.E71])" office:value-type="float" office:value="11.2089378433105" calcext:value-type="float">
            <text:p>11,2089378433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4096" calcext:value-type="float">
            <text:p>4096</text:p>
          </table:table-cell>
          <table:table-cell office:value-type="float" office:value="200861" calcext:value-type="float">
            <text:p>200861</text:p>
          </table:table-cell>
          <table:table-cell/>
          <table:table-cell table:formula="of:=LN([.E72])" office:value-type="float" office:value="12.210368405527" calcext:value-type="float">
            <text:p>12,210368405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B</text:p>
          </table:table-cell>
          <table:table-cell office:value-type="string" calcext:value-type="string">
            <text:p>16N + 1</text:p>
          </table:table-cell>
          <table:table-cell office:value-type="string" calcext:value-type="string">
            <text:p>Exponential on rows O(M*(log(N) + log(M) + 1))</text:p>
          </table:table-cell>
          <table:table-cell office:value-type="float" office:value="8192" calcext:value-type="float">
            <text:p>8192</text:p>
          </table:table-cell>
          <table:table-cell office:value-type="float" office:value="729032" calcext:value-type="float">
            <text:p>729032</text:p>
          </table:table-cell>
          <table:table-cell/>
          <table:table-cell table:formula="of:=LN([.E73])" office:value-type="float" office:value="13.499472905775" calcext:value-type="float">
            <text:p>13,4994729057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.00.0000</text:date>, <text:time style:data-style-name="N2" text:time-value="15:20:41.7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7:54:49.604000000</meta:creation-date>
    <dc:date>2022-12-19T15:26:37.717000000</dc:date>
    <meta:editing-duration>PT3H52M28S</meta:editing-duration>
    <meta:editing-cycles>3</meta:editing-cycles>
    <meta:generator>LibreOffice/7.3.3.2$Windows_X86_64 LibreOffice_project/d1d0ea68f081ee2800a922cac8f79445e4603348</meta:generator>
    <meta:document-statistic meta:table-count="1" meta:cell-count="438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83cm" svg:height="16.163cm" xlink:href=".." xlink:type="simple" chart:class="chart:line" chart:style-name="ch1">
        <chart:title svg:x="10.9cm" svg:y="0.459cm" chart:style-name="ch2">
          <text:p>Performance [Generator A, targetting 2N + 1]</text:p>
        </chart:title>
        <chart:legend chart:legend-position="end" svg:x="22.342cm" svg:y="7.284cm" style:legend-expansion="high" chart:style-name="ch3"/>
        <chart:plot-area chart:style-name="ch4" table:cell-range-address="HUETA.D2:HUETA.E13 HUETA.C2:HUETA.C2 HUETA.C15:HUETA.C15 HUETA.E14:HUETA.E37 HUETA.C26:HUETA.C26" chart:data-source-has-labels="both" svg:x="1.628cm" svg:y="1.561cm" svg:width="20.097cm" svg:height="13.298cm">
          <chart:coordinate-region svg:x="3.387cm" svg:y="1.76cm" svg:width="17.913cm" svg:height="12.452cm"/>
          <chart:axis chart:dimension="x" chart:name="primary-x" chart:style-name="ch5" chartooo:axis-type="auto">
            <chartooo:date-scale/>
            <chart:title svg:x="11.209cm" svg:y="15.182cm" chart:style-name="ch6">
              <text:p>Rows</text:p>
            </chart:title>
            <chart:categories table:cell-range-address="HUETA.D2:HUETA.D13"/>
          </chart:axis>
          <chart:axis chart:dimension="y" chart:name="primary-y" chart:style-name="ch7">
            <chart:title svg:x="0.451cm" svg:y="8.439cm" chart:style-name="ch8">
              <text:p>ns</text:p>
            </chart:title>
            <chart:grid chart:style-name="ch9" chart:class="major"/>
          </chart:axis>
          <chart:series chart:style-name="ch10" chart:values-cell-range-address="HUETA.E2:HUETA.E13" chart:label-cell-address="HUETA.C2:HUETA.C2" chart:class="chart:line">
            <chart:data-point chart:repeated="12"/>
          </chart:series>
          <chart:series chart:style-name="ch11" chart:values-cell-range-address="HUETA.E14:HUETA.E25" chart:label-cell-address="HUETA.C15:HUETA.C15" chart:class="chart:line">
            <chart:data-point chart:repeated="12"/>
          </chart:series>
          <chart:series chart:style-name="ch12" chart:values-cell-range-address="HUETA.E26:HUETA.E37" chart:label-cell-address="HUETA.C26:HUETA.C26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O(N+M)</text:p>
                <draw:g>
                  <svg:desc>HUETA.C2:HUETA.C2</svg:desc>
                </draw:g>
              </table:table-cell>
              <table:table-cell office:value-type="string">
                <text:p>Binary on rows O(M*log(N))</text:p>
                <draw:g>
                  <svg:desc>HUETA.C15:HUETA.C15</svg:desc>
                </draw:g>
              </table:table-cell>
              <table:table-cell office:value-type="string">
                <text:p>Exponential on rows O(M*(log(N) + log(M) + 1))</text:p>
                <draw:g>
                  <svg:desc>HUETA.C26:HUETA.C2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UETA.D2:HUETA.D13</svg:desc>
                </draw:g>
              </table:table-cell>
              <table:table-cell office:value-type="float" office:value="4283">
                <text:p>4283</text:p>
                <draw:g>
                  <svg:desc>HUETA.E2:HUETA.E13</svg:desc>
                </draw:g>
              </table:table-cell>
              <table:table-cell office:value-type="float" office:value="160">
                <text:p>160</text:p>
                <draw:g>
                  <svg:desc>HUETA.E14:HUETA.E25</svg:desc>
                </draw:g>
              </table:table-cell>
              <table:table-cell office:value-type="float" office:value="169">
                <text:p>169</text:p>
                <draw:g>
                  <svg:desc>HUETA.E26:HUETA.E3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864">
                <text:p>6864</text:p>
              </table:table-cell>
              <table:table-cell office:value-type="float" office:value="227">
                <text:p>22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303">
                <text:p>8303</text:p>
              </table:table-cell>
              <table:table-cell office:value-type="float" office:value="395">
                <text:p>3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101">
                <text:p>8101</text:p>
              </table:table-cell>
              <table:table-cell office:value-type="float" office:value="893">
                <text:p>89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136">
                <text:p>9136</text:p>
              </table:table-cell>
              <table:table-cell office:value-type="float" office:value="1283">
                <text:p>128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1035">
                <text:p>21035</text:p>
              </table:table-cell>
              <table:table-cell office:value-type="float" office:value="5689">
                <text:p>5689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8717">
                <text:p>18717</text:p>
              </table:table-cell>
              <table:table-cell office:value-type="float" office:value="19241">
                <text:p>19241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4002">
                <text:p>24002</text:p>
              </table:table-cell>
              <table:table-cell office:value-type="float" office:value="54137">
                <text:p>54137</text:p>
              </table:table-cell>
              <table:table-cell office:value-type="float" office:value="67414">
                <text:p>6741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8340">
                <text:p>68340</text:p>
              </table:table-cell>
              <table:table-cell office:value-type="float" office:value="202732">
                <text:p>202732</text:p>
              </table:table-cell>
              <table:table-cell office:value-type="float" office:value="372253">
                <text:p>37225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21188">
                <text:p>121188</text:p>
              </table:table-cell>
              <table:table-cell office:value-type="float" office:value="1034033">
                <text:p>1034033</text:p>
              </table:table-cell>
              <table:table-cell office:value-type="float" office:value="1442148">
                <text:p>14421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40997">
                <text:p>240997</text:p>
              </table:table-cell>
              <table:table-cell office:value-type="float" office:value="2427562">
                <text:p>2427562</text:p>
              </table:table-cell>
              <table:table-cell office:value-type="float" office:value="2395459">
                <text:p>239545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59454">
                <text:p>959454</text:p>
              </table:table-cell>
              <table:table-cell office:value-type="float" office:value="4722714">
                <text:p>4722714</text:p>
              </table:table-cell>
              <table:table-cell office:value-type="float" office:value="3065731">
                <text:p>3065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769cm" svg:height="16.205cm" xlink:href=".." xlink:type="simple" chart:class="chart:line" chart:style-name="ch1">
        <chart:title svg:x="10.723cm" svg:y="0.46cm" chart:style-name="ch2">
          <text:p>Performance [Generator B, targetting 16N + 1]</text:p>
        </chart:title>
        <chart:legend chart:legend-position="end" svg:x="22.228cm" svg:y="7.305cm" style:legend-expansion="high" chart:style-name="ch3"/>
        <chart:plot-area chart:style-name="ch4" table:cell-range-address="HUETA.D2:HUETA.D13 HUETA.C2:HUETA.C2 HUETA.E38:HUETA.E73 HUETA.C15:HUETA.C15 HUETA.C26:HUETA.C26" chart:data-source-has-labels="both" svg:x="1.626cm" svg:y="1.563cm" svg:width="19.987cm" svg:height="13.337cm">
          <chart:coordinate-region svg:x="3.385cm" svg:y="1.762cm" svg:width="17.803cm" svg:height="12.491cm"/>
          <chart:axis chart:dimension="x" chart:name="primary-x" chart:style-name="ch5" chartooo:axis-type="auto">
            <chartooo:date-scale/>
            <chart:title svg:x="11.152cm" svg:y="15.224cm" chart:style-name="ch6">
              <text:p>Rows</text:p>
            </chart:title>
            <chart:categories table:cell-range-address="HUETA.D2:HUETA.D13"/>
          </chart:axis>
          <chart:axis chart:dimension="y" chart:name="primary-y" chart:style-name="ch7">
            <chart:title svg:x="0.451cm" svg:y="8.46cm" chart:style-name="ch8">
              <text:p>ns</text:p>
            </chart:title>
            <chart:grid chart:style-name="ch9" chart:class="major"/>
          </chart:axis>
          <chart:series chart:style-name="ch10" chart:values-cell-range-address="HUETA.E38:HUETA.E49" chart:label-cell-address="HUETA.C2:HUETA.C2" chart:class="chart:line">
            <chart:data-point chart:repeated="12"/>
          </chart:series>
          <chart:series chart:style-name="ch11" chart:values-cell-range-address="HUETA.E50:HUETA.E61" chart:label-cell-address="HUETA.C15:HUETA.C15" chart:class="chart:line">
            <chart:data-point chart:repeated="12"/>
          </chart:series>
          <chart:series chart:style-name="ch12" chart:values-cell-range-address="HUETA.E62:HUETA.E73" chart:label-cell-address="HUETA.C26:HUETA.C26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O(N+M)</text:p>
                <draw:g>
                  <svg:desc>HUETA.C2:HUETA.C2</svg:desc>
                </draw:g>
              </table:table-cell>
              <table:table-cell office:value-type="string">
                <text:p>Binary on rows O(M*log(N))</text:p>
                <draw:g>
                  <svg:desc>HUETA.C15:HUETA.C15</svg:desc>
                </draw:g>
              </table:table-cell>
              <table:table-cell office:value-type="string">
                <text:p>Exponential on rows O(M*(log(N) + log(M) + 1))</text:p>
                <draw:g>
                  <svg:desc>HUETA.C26:HUETA.C2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UETA.D2:HUETA.D13</svg:desc>
                </draw:g>
              </table:table-cell>
              <table:table-cell office:value-type="float" office:value="12124">
                <text:p>12124</text:p>
                <draw:g>
                  <svg:desc>HUETA.E38:HUETA.E49</svg:desc>
                </draw:g>
              </table:table-cell>
              <table:table-cell office:value-type="float" office:value="113">
                <text:p>113</text:p>
                <draw:g>
                  <svg:desc>HUETA.E50:HUETA.E61</svg:desc>
                </draw:g>
              </table:table-cell>
              <table:table-cell office:value-type="float" office:value="122">
                <text:p>122</text:p>
                <draw:g>
                  <svg:desc>HUETA.E62:HUETA.E7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28">
                <text:p>7528</text:p>
              </table:table-cell>
              <table:table-cell office:value-type="float" office:value="117">
                <text:p>11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153">
                <text:p>8153</text:p>
              </table:table-cell>
              <table:table-cell office:value-type="float" office:value="199">
                <text:p>19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279">
                <text:p>12279</text:p>
              </table:table-cell>
              <table:table-cell office:value-type="float" office:value="299">
                <text:p>29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868">
                <text:p>7868</text:p>
              </table:table-cell>
              <table:table-cell office:value-type="float" office:value="489">
                <text:p>48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566">
                <text:p>8566</text:p>
              </table:table-cell>
              <table:table-cell office:value-type="float" office:value="1750">
                <text:p>175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214">
                <text:p>15214</text:p>
              </table:table-cell>
              <table:table-cell office:value-type="float" office:value="2718">
                <text:p>2718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3162">
                <text:p>23162</text:p>
              </table:table-cell>
              <table:table-cell office:value-type="float" office:value="9178">
                <text:p>9178</text:p>
              </table:table-cell>
              <table:table-cell office:value-type="float" office:value="10034">
                <text:p>1003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1537">
                <text:p>31537</text:p>
              </table:table-cell>
              <table:table-cell office:value-type="float" office:value="22726">
                <text:p>22726</text:p>
              </table:table-cell>
              <table:table-cell office:value-type="float" office:value="22703">
                <text:p>2270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1508">
                <text:p>71508</text:p>
              </table:table-cell>
              <table:table-cell office:value-type="float" office:value="77240">
                <text:p>77240</text:p>
              </table:table-cell>
              <table:table-cell office:value-type="float" office:value="73787">
                <text:p>7378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20016">
                <text:p>220016</text:p>
              </table:table-cell>
              <table:table-cell office:value-type="float" office:value="240954">
                <text:p>240954</text:p>
              </table:table-cell>
              <table:table-cell office:value-type="float" office:value="200861">
                <text:p>20086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14772">
                <text:p>614772</text:p>
              </table:table-cell>
              <table:table-cell office:value-type="float" office:value="993941">
                <text:p>993941</text:p>
              </table:table-cell>
              <table:table-cell office:value-type="float" office:value="729032">
                <text:p>729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83cm" svg:height="16.163cm" xlink:href=".." xlink:type="simple" chart:class="chart:line" chart:style-name="ch1">
        <chart:title svg:x="9.894cm" svg:y="0.459cm" chart:style-name="ch2">
          <text:p>Semi-Log Performance [Generator A, targetting 2N + 1]</text:p>
        </chart:title>
        <chart:legend chart:legend-position="end" svg:x="22.342cm" svg:y="7.284cm" style:legend-expansion="high" chart:style-name="ch3"/>
        <chart:plot-area chart:style-name="ch4" table:cell-range-address="HUETA.D2:HUETA.D13 HUETA.C2:HUETA.C2 HUETA.G2:HUETA.G37 HUETA.C15:HUETA.C15 HUETA.C26:HUETA.C26" chart:data-source-has-labels="both" svg:x="1.628cm" svg:y="1.561cm" svg:width="20.097cm" svg:height="13.298cm">
          <chart:coordinate-region svg:x="2.249cm" svg:y="1.761cm" svg:width="19.051cm" svg:height="12.451cm"/>
          <chart:axis chart:dimension="x" chart:name="primary-x" chart:style-name="ch5" chartooo:axis-type="auto">
            <chartooo:date-scale/>
            <chart:title svg:x="11.209cm" svg:y="15.182cm" chart:style-name="ch6">
              <text:p>Rows</text:p>
            </chart:title>
            <chart:categories table:cell-range-address="HUETA.D2:HUETA.D13"/>
          </chart:axis>
          <chart:axis chart:dimension="y" chart:name="primary-y" chart:style-name="ch7">
            <chart:title svg:x="0.451cm" svg:y="8.439cm" chart:style-name="ch8">
              <text:p>ns</text:p>
            </chart:title>
            <chart:grid chart:style-name="ch9" chart:class="major"/>
          </chart:axis>
          <chart:series chart:style-name="ch10" chart:values-cell-range-address="HUETA.G2:HUETA.G13" chart:label-cell-address="HUETA.C2:HUETA.C2" chart:class="chart:line">
            <chart:data-point chart:repeated="12"/>
          </chart:series>
          <chart:series chart:style-name="ch11" chart:values-cell-range-address="HUETA.G14:HUETA.G25" chart:label-cell-address="HUETA.C15:HUETA.C15" chart:class="chart:line">
            <chart:data-point chart:repeated="12"/>
          </chart:series>
          <chart:series chart:style-name="ch12" chart:values-cell-range-address="HUETA.G26:HUETA.G37" chart:label-cell-address="HUETA.C26:HUETA.C26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O(N+M)</text:p>
                <draw:g>
                  <svg:desc>HUETA.C2:HUETA.C2</svg:desc>
                </draw:g>
              </table:table-cell>
              <table:table-cell office:value-type="string">
                <text:p>Binary on rows O(M*log(N))</text:p>
                <draw:g>
                  <svg:desc>HUETA.C15:HUETA.C15</svg:desc>
                </draw:g>
              </table:table-cell>
              <table:table-cell office:value-type="string">
                <text:p>Exponential on rows O(M*(log(N) + log(M) + 1))</text:p>
                <draw:g>
                  <svg:desc>HUETA.C26:HUETA.C2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UETA.D2:HUETA.D13</svg:desc>
                </draw:g>
              </table:table-cell>
              <table:table-cell office:value-type="float" office:value="8.36240897761537">
                <text:p>8.36240897761537</text:p>
                <draw:g>
                  <svg:desc>HUETA.G2:HUETA.G13</svg:desc>
                </draw:g>
              </table:table-cell>
              <table:table-cell office:value-type="float" office:value="5.07517381523383">
                <text:p>5.07517381523383</text:p>
                <draw:g>
                  <svg:desc>HUETA.G14:HUETA.G25</svg:desc>
                </draw:g>
              </table:table-cell>
              <table:table-cell office:value-type="float" office:value="5.12989871492307">
                <text:p>5.12989871492307</text:p>
                <draw:g>
                  <svg:desc>HUETA.G26:HUETA.G3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8340456411678">
                <text:p>8.8340456411678</text:p>
              </table:table-cell>
              <table:table-cell office:value-type="float" office:value="5.4249500174814">
                <text:p>5.4249500174814</text:p>
              </table:table-cell>
              <table:table-cell office:value-type="float" office:value="5.66296048013595">
                <text:p>5.662960480135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02437217426203">
                <text:p>9.02437217426203</text:p>
              </table:table-cell>
              <table:table-cell office:value-type="float" office:value="5.97888576490112">
                <text:p>5.97888576490112</text:p>
              </table:table-cell>
              <table:table-cell office:value-type="float" office:value="6.30627528694802">
                <text:p>6.306275286948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99974278983049">
                <text:p>8.99974278983049</text:p>
              </table:table-cell>
              <table:table-cell office:value-type="float" office:value="6.7945865808765">
                <text:p>6.7945865808765</text:p>
              </table:table-cell>
              <table:table-cell office:value-type="float" office:value="6.86066367144829">
                <text:p>6.860663671448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.11997793189579">
                <text:p>9.11997793189579</text:p>
              </table:table-cell>
              <table:table-cell office:value-type="float" office:value="7.15695636461564">
                <text:p>7.15695636461564</text:p>
              </table:table-cell>
              <table:table-cell office:value-type="float" office:value="7.69575799055476">
                <text:p>7.695757990554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.95394299602462">
                <text:p>9.95394299602462</text:p>
              </table:table-cell>
              <table:table-cell office:value-type="float" office:value="8.64628976475065">
                <text:p>8.64628976475065</text:p>
              </table:table-cell>
              <table:table-cell office:value-type="float" office:value="8.9758830607617">
                <text:p>8.975883060761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.8371874807789">
                <text:p>9.8371874807789</text:p>
              </table:table-cell>
              <table:table-cell office:value-type="float" office:value="9.86479869792102">
                <text:p>9.86479869792102</text:p>
              </table:table-cell>
              <table:table-cell office:value-type="float" office:value="10.0540173993378">
                <text:p>10.054017399337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.0858924391914">
                <text:p>10.0858924391914</text:p>
              </table:table-cell>
              <table:table-cell office:value-type="float" office:value="10.8992731497379">
                <text:p>10.8992731497379</text:p>
              </table:table-cell>
              <table:table-cell office:value-type="float" office:value="11.1186079904641">
                <text:p>11.118607990464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1.1322505256693">
                <text:p>11.1322505256693</text:p>
              </table:table-cell>
              <table:table-cell office:value-type="float" office:value="12.2196401887517">
                <text:p>12.2196401887517</text:p>
              </table:table-cell>
              <table:table-cell office:value-type="float" office:value="12.8273290096138">
                <text:p>12.827329009613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.7050983378146">
                <text:p>11.7050983378146</text:p>
              </table:table-cell>
              <table:table-cell office:value-type="float" office:value="13.8489772484349">
                <text:p>13.8489772484349</text:p>
              </table:table-cell>
              <table:table-cell office:value-type="float" office:value="14.1816442267892">
                <text:p>14.181644226789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2.3925397642625">
                <text:p>12.3925397642625</text:p>
              </table:table-cell>
              <table:table-cell office:value-type="float" office:value="14.7023980195012">
                <text:p>14.7023980195012</text:p>
              </table:table-cell>
              <table:table-cell office:value-type="float" office:value="14.6890854197341">
                <text:p>14.689085419734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3.7741196516444">
                <text:p>13.7741196516444</text:p>
              </table:table-cell>
              <table:table-cell office:value-type="float" office:value="15.3678941923126">
                <text:p>15.3678941923126</text:p>
              </table:table-cell>
              <table:table-cell office:value-type="float" office:value="14.9357965981004">
                <text:p>14.9357965981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769cm" svg:height="16.205cm" xlink:href=".." xlink:type="simple" chart:class="chart:line" chart:style-name="ch1">
        <chart:title svg:x="9.718cm" svg:y="0.46cm" chart:style-name="ch2">
          <text:p>Semi-Log Performance [Generator B, targetting 16N + 1]</text:p>
        </chart:title>
        <chart:legend chart:legend-position="end" svg:x="22.228cm" svg:y="7.305cm" style:legend-expansion="high" chart:style-name="ch3"/>
        <chart:plot-area chart:style-name="ch4" table:cell-range-address="HUETA.D2:HUETA.D13 HUETA.C2:HUETA.C2 HUETA.G38:HUETA.G73 HUETA.C15:HUETA.C15 HUETA.C26:HUETA.C26" chart:data-source-has-labels="both" svg:x="1.626cm" svg:y="1.563cm" svg:width="19.987cm" svg:height="13.337cm">
          <chart:coordinate-region svg:x="2.247cm" svg:y="1.763cm" svg:width="18.942cm" svg:height="12.49cm"/>
          <chart:axis chart:dimension="x" chart:name="primary-x" chart:style-name="ch5" chartooo:axis-type="auto">
            <chartooo:date-scale/>
            <chart:title svg:x="11.152cm" svg:y="15.224cm" chart:style-name="ch6">
              <text:p>Rows</text:p>
            </chart:title>
            <chart:categories table:cell-range-address="HUETA.D2:HUETA.D13"/>
          </chart:axis>
          <chart:axis chart:dimension="y" chart:name="primary-y" chart:style-name="ch7">
            <chart:title svg:x="0.451cm" svg:y="8.46cm" chart:style-name="ch8">
              <text:p>ns</text:p>
            </chart:title>
            <chart:grid chart:style-name="ch9" chart:class="major"/>
          </chart:axis>
          <chart:series chart:style-name="ch10" chart:values-cell-range-address="HUETA.G38:HUETA.G49" chart:label-cell-address="HUETA.C2:HUETA.C2" chart:class="chart:line">
            <chart:data-point chart:repeated="12"/>
          </chart:series>
          <chart:series chart:style-name="ch11" chart:values-cell-range-address="HUETA.G50:HUETA.G61" chart:label-cell-address="HUETA.C15:HUETA.C15" chart:class="chart:line">
            <chart:data-point chart:repeated="12"/>
          </chart:series>
          <chart:series chart:style-name="ch12" chart:values-cell-range-address="HUETA.G62:HUETA.G73" chart:label-cell-address="HUETA.C26:HUETA.C26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O(N+M)</text:p>
                <draw:g>
                  <svg:desc>HUETA.C2:HUETA.C2</svg:desc>
                </draw:g>
              </table:table-cell>
              <table:table-cell office:value-type="string">
                <text:p>Binary on rows O(M*log(N))</text:p>
                <draw:g>
                  <svg:desc>HUETA.C15:HUETA.C15</svg:desc>
                </draw:g>
              </table:table-cell>
              <table:table-cell office:value-type="string">
                <text:p>Exponential on rows O(M*(log(N) + log(M) + 1))</text:p>
                <draw:g>
                  <svg:desc>HUETA.C26:HUETA.C2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UETA.D2:HUETA.D13</svg:desc>
                </draw:g>
              </table:table-cell>
              <table:table-cell office:value-type="float" office:value="9.40294223817769">
                <text:p>9.40294223817769</text:p>
                <draw:g>
                  <svg:desc>HUETA.G38:HUETA.G49</svg:desc>
                </draw:g>
              </table:table-cell>
              <table:table-cell office:value-type="float" office:value="4.72738781871234">
                <text:p>4.72738781871234</text:p>
                <draw:g>
                  <svg:desc>HUETA.G50:HUETA.G61</svg:desc>
                </draw:g>
              </table:table-cell>
              <table:table-cell office:value-type="float" office:value="4.80402104473326">
                <text:p>4.80402104473326</text:p>
                <draw:g>
                  <svg:desc>HUETA.G62:HUETA.G7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92638468126522">
                <text:p>8.92638468126522</text:p>
              </table:table-cell>
              <table:table-cell office:value-type="float" office:value="4.76217393479776">
                <text:p>4.76217393479776</text:p>
              </table:table-cell>
              <table:table-cell office:value-type="float" office:value="4.93447393313069">
                <text:p>4.934473933130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00614123666291">
                <text:p>9.00614123666291</text:p>
              </table:table-cell>
              <table:table-cell office:value-type="float" office:value="5.29330482472449">
                <text:p>5.29330482472449</text:p>
              </table:table-cell>
              <table:table-cell office:value-type="float" office:value="5.39816270151775">
                <text:p>5.398162701517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41564576516051">
                <text:p>9.41564576516051</text:p>
              </table:table-cell>
              <table:table-cell office:value-type="float" office:value="5.70044357339069">
                <text:p>5.70044357339069</text:p>
              </table:table-cell>
              <table:table-cell office:value-type="float" office:value="5.92157841964382">
                <text:p>5.921578419643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97055917950895">
                <text:p>8.97055917950895</text:p>
              </table:table-cell>
              <table:table-cell office:value-type="float" office:value="6.19236248947487">
                <text:p>6.19236248947487</text:p>
              </table:table-cell>
              <table:table-cell office:value-type="float" office:value="7.02642680869964">
                <text:p>7.026426808699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.05555615817532">
                <text:p>9.05555615817532</text:p>
              </table:table-cell>
              <table:table-cell office:value-type="float" office:value="7.46737106691756">
                <text:p>7.46737106691756</text:p>
              </table:table-cell>
              <table:table-cell office:value-type="float" office:value="7.54274354536855">
                <text:p>7.542743545368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.62997133555725">
                <text:p>9.62997133555725</text:p>
              </table:table-cell>
              <table:table-cell office:value-type="float" office:value="7.90765159471109">
                <text:p>7.90765159471109</text:p>
              </table:table-cell>
              <table:table-cell office:value-type="float" office:value="8.64523454129712">
                <text:p>8.645234541297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.0502682837443">
                <text:p>10.0502682837443</text:p>
              </table:table-cell>
              <table:table-cell office:value-type="float" office:value="9.12456459495478">
                <text:p>9.12456459495478</text:p>
              </table:table-cell>
              <table:table-cell office:value-type="float" office:value="9.2137346050442">
                <text:p>9.213734605044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.3589167386817">
                <text:p>10.3589167386817</text:p>
              </table:table-cell>
              <table:table-cell office:value-type="float" office:value="10.031264922478">
                <text:p>10.031264922478</text:p>
              </table:table-cell>
              <table:table-cell office:value-type="float" office:value="10.0302523533276">
                <text:p>10.030252353327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.177564610535">
                <text:p>11.177564610535</text:p>
              </table:table-cell>
              <table:table-cell office:value-type="float" office:value="11.2546727365425">
                <text:p>11.2546727365425</text:p>
              </table:table-cell>
              <table:table-cell office:value-type="float" office:value="11.2089378433105">
                <text:p>11.208937843310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2.3014555499627">
                <text:p>12.3014555499627</text:p>
              </table:table-cell>
              <table:table-cell office:value-type="float" office:value="12.3923613228852">
                <text:p>12.3923613228852</text:p>
              </table:table-cell>
              <table:table-cell office:value-type="float" office:value="12.210368405527">
                <text:p>12.21036840552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3.3290067463434">
                <text:p>13.3290067463434</text:p>
              </table:table-cell>
              <table:table-cell office:value-type="float" office:value="13.8094331277402">
                <text:p>13.8094331277402</text:p>
              </table:table-cell>
              <table:table-cell office:value-type="float" office:value="13.499472905775">
                <text:p>13.4994729057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